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6a8759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808080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48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officeooo:paragraph-rsid="0028bc3a"/>
    </style:style>
    <style:style style:name="P51" style:family="paragraph" style:parent-style-name="Standard">
      <style:text-properties fo:color="#c9211e" style:text-underline-style="none" officeooo:rsid="002f6df8" officeooo:paragraph-rsid="002f6df8"/>
    </style:style>
    <style:style style:name="P5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5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54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5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57" style:family="paragraph" style:parent-style-name="Standard">
      <style:paragraph-properties fo:break-before="page"/>
      <style:text-properties officeooo:rsid="0026e81d" officeooo:paragraph-rsid="0026e81d"/>
    </style:style>
    <style:style style:name="P58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59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0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break-before="page"/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62" style:family="paragraph" style:parent-style-name="Standard" style:list-style-name="L1">
      <style:text-properties officeooo:rsid="001f79f9" officeooo:paragraph-rsid="001f79f9"/>
    </style:style>
    <style:style style:name="P63" style:family="paragraph" style:parent-style-name="Standard" style:list-style-name="L2">
      <style:text-properties officeooo:rsid="001f79f9" officeooo:paragraph-rsid="001f79f9"/>
    </style:style>
    <style:style style:name="P64" style:family="paragraph" style:parent-style-name="Standard" style:list-style-name="L2">
      <style:text-properties officeooo:rsid="0020a595" officeooo:paragraph-rsid="0020a595"/>
    </style:style>
    <style:style style:name="P65" style:family="paragraph" style:parent-style-name="Standard" style:list-style-name="L3">
      <style:text-properties officeooo:rsid="0020a595" officeooo:paragraph-rsid="0020a595"/>
    </style:style>
    <style:style style:name="P66" style:family="paragraph" style:parent-style-name="Standard" style:list-style-name="L2">
      <style:text-properties officeooo:rsid="002168f8" officeooo:paragraph-rsid="002168f8"/>
    </style:style>
    <style:style style:name="P67" style:family="paragraph" style:parent-style-name="Standard" style:list-style-name="L2">
      <style:text-properties officeooo:rsid="002435e6" officeooo:paragraph-rsid="002435e6"/>
    </style:style>
    <style:style style:name="P68" style:family="paragraph" style:parent-style-name="Standard" style:list-style-name="L2">
      <style:text-properties officeooo:rsid="0022e927" officeooo:paragraph-rsid="0022e927"/>
    </style:style>
    <style:style style:name="P69" style:family="paragraph" style:parent-style-name="Standard" style:list-style-name="L2">
      <style:text-properties officeooo:rsid="002481a3" officeooo:paragraph-rsid="002481a3"/>
    </style:style>
    <style:style style:name="P70" style:family="paragraph" style:parent-style-name="Standard" style:list-style-name="L4">
      <style:text-properties officeooo:rsid="002f6df8" officeooo:paragraph-rsid="002f6df8"/>
    </style:style>
    <style:style style:name="P71" style:family="paragraph" style:parent-style-name="Standard" style:list-style-name="L4">
      <style:text-properties style:text-underline-style="none" officeooo:rsid="002f6df8" officeooo:paragraph-rsid="002f6df8"/>
    </style:style>
    <style:style style:name="P72" style:family="paragraph" style:parent-style-name="Standard" style:list-style-name="L5">
      <style:text-properties style:text-underline-style="none" officeooo:rsid="002fd717" officeooo:paragraph-rsid="002fd717"/>
    </style:style>
    <style:style style:name="P73" style:family="paragraph" style:parent-style-name="Standard" style:list-style-name="L5">
      <style:text-properties officeooo:rsid="002fd717" officeooo:paragraph-rsid="002fd717"/>
    </style:style>
    <style:style style:name="P74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75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7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0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81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82" style:family="paragraph">
      <style:paragraph-properties style:text-autospace="none"/>
    </style:style>
    <style:style style:name="P8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8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font-size-asian="10pt" style:font-style-asian="normal"/>
    </style:style>
    <style:style style:name="T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1" fo:font-size="10pt" fo:font-style="normal" style:font-size-asian="10pt" style:font-style-asian="normal"/>
    </style:style>
    <style:style style:name="T7" style:family="text">
      <style:text-properties fo:color="#a9b7c6" style:font-name="JetBrains Mono1" fo:font-size="10pt" style:font-size-asian="10pt"/>
    </style:style>
    <style:style style:name="T8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1" fo:font-size="10pt" fo:font-style="normal" style:font-size-asian="10pt" style:font-style-asian="normal"/>
    </style:style>
    <style:style style:name="T10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JetBrains Mono1" fo:font-size="10pt" fo:font-style="normal" style:font-size-asian="10pt" style:font-style-asian="normal"/>
    </style:style>
    <style:style style:name="T12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1" fo:font-size="10pt" fo:font-style="normal" style:font-size-asian="10pt" style:font-style-asian="normal"/>
    </style:style>
    <style:style style:name="T14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1" fo:font-size="10pt" fo:font-style="normal" style:font-size-asian="10pt" style:font-style-asian="normal"/>
    </style:style>
    <style:style style:name="T16" style:family="text">
      <style:text-properties officeooo:rsid="0026e81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29a577" style:font-style-asian="italic" style:font-style-complex="italic"/>
    </style:style>
    <style:style style:name="T19" style:family="text">
      <style:text-properties fo:font-style="italic" style:text-underline-style="none" officeooo:rsid="003083e3" style:font-style-asian="italic" style:font-style-complex="italic"/>
    </style:style>
    <style:style style:name="T20" style:family="text">
      <style:text-properties fo:font-style="italic" style:text-underline-style="none" officeooo:rsid="0028bc3a" style:font-style-asian="italic" style:font-style-complex="italic"/>
    </style:style>
    <style:style style:name="T21" style:family="text">
      <style:text-properties fo:font-style="italic" style:text-underline-style="none" officeooo:rsid="003b5cd9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f6df8"/>
    </style:style>
    <style:style style:name="T24" style:family="text">
      <style:text-properties fo:font-variant="normal" fo:text-transform="none" style:font-name="ui-monospace" fo:font-size="9pt" fo:letter-spacing="normal" fo:font-style="normal" fo:font-weight="normal"/>
    </style:style>
    <style:style style:name="T25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6" style:family="text">
      <style:text-properties fo:color="#9876aa" style:font-name="JetBrains Mono1" fo:font-size="10pt" fo:font-style="normal" style:font-size-asian="10pt" style:font-style-asian="normal"/>
    </style:style>
    <style:style style:name="T27" style:family="text">
      <style:text-properties fo:color="#9876aa" style:font-name="JetBrains Mono1" fo:font-size="10pt" style:font-size-asian="10pt"/>
    </style:style>
    <style:style style:name="T28" style:family="text">
      <style:text-properties officeooo:rsid="003cc727"/>
    </style:style>
    <style:style style:name="T29" style:family="text">
      <style:text-properties officeooo:rsid="003e526f"/>
    </style:style>
    <style:style style:name="T30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31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32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33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34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35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36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37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38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39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0276245" text:style-name="L1">
        <text:list-item>
          <text:p text:style-name="P62">What I did</text:p>
        </text:list-item>
      </text:list>
      <text:p text:style-name="P1"/>
      <text:list xml:id="list1110798840" text:style-name="L2">
        <text:list-item>
          <text:p text:style-name="P63">Forked repostitory start from Spring guru. (Could create own with only a READMe.md)</text:p>
        </text:list-item>
        <text:list-item>
          <text:p text:style-name="P63">open IntelliJ → file→ new project → from version control → from workDirectory\sfg-di (created new directory sfg-di)</text:p>
        </text:list-item>
        <text:list-item>
          <text:p text:style-name="P63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63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64">add and commit work to master branch</text:p>
          <text:p text:style-name="P64"><text:s text:c="16"/>git add .</text:p>
          <text:p text:style-name="P64"><text:tab/> <text:s text:c="3"/>git comit -m "add spring depency project"</text:p>
        </text:list-item>
        <text:list-item>
          <text:p text:style-name="P64">create new branch add-spring-project</text:p>
        </text:list-item>
      </text:list>
      <text:p text:style-name="P2"><text:tab/><text:tab/>git switch -c add-spring-project</text:p>
      <text:list xml:id="list2846034016" text:style-name="L3">
        <text:list-header>
          <text:p text:style-name="P65"/>
        </text:list-header>
      </text:list>
      <text:p text:style-name="P2"><text:s text:c="11"/></text:p>
      <text:list xml:id="list63809659920083" text:continue-list="list1110798840" text:style-name="L2">
        <text:list-item>
          <text:p text:style-name="P63">extract the contends and drag and dop the files to the pr<text:span text:style-name="T1">o</text:span>ject directory</text:p>
          <text:p text:style-name="P64"/>
        </text:list-item>
        <text:list-item>
          <text:p text:style-name="P66">open pom, right click in text área and select “add as maven project”</text:p>
        </text:list-item>
        <text:list-item>
          <text:p text:style-name="P67">set up the JDK in file→ project structure</text:p>
        </text:list-item>
        <text:list-item>
          <text:p text:style-name="P68">run “verify” on the project</text:p>
        </text:list-item>
        <text:list-item>
          <text:p text:style-name="P69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52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5" draw:text-style-name="P84" svg:width="11.792cm" svg:height="7.129cm" svg:x="0.496cm" svg:y="0.328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6">// add as Spring managed controller</text:span><text:span text:style-name="T36"><text:line-break/></text:span><text:span text:style-name="T32">@Controller</text:span><text:span text:style-name="T32"><text:line-break/></text:span><text:span text:style-name="T30">public class </text:span><text:span text:style-name="T31">MyController {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sayHello</text:span><text:span text:style-name="T31">(){</text:span><text:span text:style-name="T31"><text:line-break/></text:span><text:span text:style-name="T31"> <text:s text:c="7"/>System.</text:span><text:span text:style-name="T38">out</text:span><text:span text:style-name="T31">.println(</text:span><text:span text:style-name="T33">"Hello world!!"</text:span><text:span text:style-name="T31">)</text:span><text:span text:style-name="T30">;</text:span><text:span text:style-name="T30"><text:line-break/></text:span><text:span text:style-name="T30"> <text:s text:c="7"/>return </text:span><text:span text:style-name="T33">"Hi folks!!!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6">In The application main class</text:span></text:p>
      <text:p text:style-name="P4"><draw:frame text:anchor-type="paragraph" draw:z-index="2" draw:name="Shape2" draw:style-name="gr3" draw:text-style-name="P84" svg:width="17.777cm" svg:height="6.167cm" svg:x="0.661cm" svg:y="0.413cm"><draw:text-box><text:p text:style-name="P82"><text:span text:style-name="T30">public static void </text:span><text:span text:style-name="T34">main</text:span><text:span text:style-name="T31">(String[] args) {</text:span><text:span text:style-name="T31"><text:line-break/></text:span><text:span text:style-name="T31"><text:line-break/></text:span><text:span text:style-name="T31"><text:tab/></text:span><text:span text:style-name="T36">//SpringApplication.run(SfgDiApplication.class, args);</text:span><text:span text:style-name="T36"><text:line-break/></text:span><text:span text:style-name="T36"><text:tab/></text:span><text:span text:style-name="T36">// return a context from the application</text:span><text:span text:style-name="T36"><text:line-break/></text:span><text:span text:style-name="T36"><text:tab/></text:span><text:span text:style-name="T31">ApplicationContext ctx = SpringApplication.</text:span><text:span text:style-name="T37">run</text:span><text:span text:style-name="T31">(SfgDiApplication.</text:span><text:span text:style-name="T30">class, </text:span><text:span text:style-name="T31">args)</text:span><text:span text:style-name="T30">;</text:span><text:span text:style-name="T30"><text:line-break/></text:span><text:span text:style-name="T30"> <text:s text:c="3"/></text:span><text:span text:style-name="T36">/*</text:span><text:span text:style-name="T36"><text:line-break/></text:span><text:span text:style-name="T36"> <text:s text:c="6"/>return a reference to the controller from the context</text:span><text:span text:style-name="T36"><text:line-break/></text:span><text:span text:style-name="T36"> <text:s text:c="6"/>by default the name is the same, but starts with lowercase</text:span><text:span text:style-name="T36"><text:line-break/></text:span><text:span text:style-name="T36"> <text:s text:c="6"/>Must cast as it's an Object type returned</text:span><text:span text:style-name="T36"><text:line-break/></text:span><text:span text:style-name="T36"> <text:s text:c="4"/>*/</text:span><text:span text:style-name="T36"><text:line-break/></text:span><text:span text:style-name="T36"><text:tab/></text:span><text:span text:style-name="T31">MyController myController = (MyController)ctx.getBean(</text:span><text:span text:style-name="T33">"myController"</text:span><text:span text:style-name="T31">)</text:span><text:span text:style-name="T30">;</text:span><text:span text:style-name="T30"><text:line-break/></text:span><text:span text:style-name="T30"><text:line-break/></text:span><text:span text:style-name="T30"><text:tab/></text:span><text:span text:style-name="T31">String greeting = myController.sayHello()</text:span><text:span text:style-name="T30">;</text:span><text:span text:style-name="T30"><text:line-break/></text:span><text:span text:style-name="T30"><text:tab/></text:span><text:span text:style-name="T31">System.</text:span><text:span text:style-name="T38">out</text:span><text:span text:style-name="T31">.println(greeting)</text:span><text:span text:style-name="T30">;</text:span><text:span text:style-name="T30"><text:line-break/></text:span><text:span text:style-name="T31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4" draw:text-style-name="P84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53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50"><text:span text:style-name="T20">• Follows Interface Segregation Principle of SOLID →</text:span><text:span text:style-name="T21"> </text:span><text:a xlink:type="simple" xlink:href="https://youtu.be/M6rwl_AZPJg" text:style-name="Internet_20_link" text:visited-style-name="Visited_20_Internet_20_Link"><text:s/>Master Interface Segregation Principle ISP</text:a></text:p>
      <text:p text:style-name="P22">• Also, makes your code more testable - mocking becomes trivial</text:p>
      <text:p text:style-name="P22"/>
      <text:p text:style-name="P20"><text:span text:style-name="T17">Here He s</text:span><text:span text:style-name="T18">h</text:span><text:span text:style-name="T17">ows three different ways of dependency injection, and the prefered meth</text:span><text:span text:style-name="T18">o</text:span><text:span text:style-name="T17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2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3" draw:text-style-name="P84" svg:width="11.56cm" svg:height="5.345cm" svg:x="-0.083cm" svg:y="0.159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<text:line-break/></text:span><text:span text:style-name="T30">public class </text:span><text:span text:style-name="T31">PropertyInjectionController {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6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1" draw:text-style-name="P84" svg:width="13.644cm" svg:height="10.277cm" svg:x="-0.101cm" svg:y="0.286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Impl</text:span><text:span text:style-name="T30">;</text:span><text:span text:style-name="T30"><text:line-break/></text:span><text:span text:style-name="T30">import </text:span><text:span text:style-name="T31">org.junit.jupiter.api.</text:span><text:span text:style-name="T32">BeforeEach</text:span><text:span text:style-name="T30">;</text:span><text:span text:style-name="T30"><text:line-break/></text:span><text:span text:style-name="T30">import </text:span><text:span text:style-name="T31">org.junit.jupiter.api.</text:span><text:span text:style-name="T32">Test</text:span><text:span text:style-name="T30">;</text:span><text:span text:style-name="T30"><text:line-break/></text:span><text:span text:style-name="T30"><text:line-break/></text:span><text:span text:style-name="T30">import static </text:span><text:span text:style-name="T31">org.junit.jupiter.api.Assertions.*</text:span><text:span text:style-name="T30">;</text:span><text:span text:style-name="T30"><text:line-break/></text:span><text:span text:style-name="T30"><text:line-break/></text:span><text:span text:style-name="T30">class </text:span><text:span text:style-name="T31">PropertyInjectionControllerTest {</text:span><text:span text:style-name="T31"><text:line-break/></text:span><text:span text:style-name="T31"> <text:s text:c="3"/>PropertyInjectionController </text:span><text:span text:style-name="T35">controller</text:span><text:span text:style-name="T30">;</text:span><text:span text:style-name="T30"><text:line-break/></text:span><text:span text:style-name="T30"> <text:s text:c="3"/></text:span><text:span text:style-name="T32">@BeforeEach</text:span><text:span text:style-name="T32"><text:line-break/></text:span><text:span text:style-name="T32"> <text:s text:c="3"/></text:span><text:span text:style-name="T30">void </text:span><text:span text:style-name="T34">setUp</text:span><text:span text:style-name="T31">() {</text:span><text:span text:style-name="T31"><text:line-break/></text:span><text:span text:style-name="T31"> <text:s text:c="7"/></text:span><text:span text:style-name="T36">// here we mimic what the Spring Framework would do</text:span><text:span text:style-name="T36"><text:line-break/></text:span><text:span text:style-name="T36"> <text:s text:c="7"/></text:span><text:span text:style-name="T35">controller </text:span><text:span text:style-name="T31">= </text:span><text:span text:style-name="T30">new </text:span><text:span text:style-name="T31">PropertyInjectionController()</text:span><text:span text:style-name="T30">;</text:span><text:span text:style-name="T36">// return a controller</text:span><text:span text:style-name="T36"><text:line-break/></text:span><text:span text:style-name="T36"> <text:s text:c="7"/>// controller uses the service</text:span><text:span text:style-name="T36"><text:line-break/></text:span><text:span text:style-name="T36"> <text:s text:c="7"/></text:span><text:span text:style-name="T35">controller</text:span><text:span text:style-name="T31">.</text:span><text:span text:style-name="T35">greetingService </text:span><text:span text:style-name="T31">= </text:span><text:span text:style-name="T30">new </text:span><text:span text:style-name="T31">GreetingServiceImpl()</text:span><text:span text:style-name="T30">;</text:span><text:span text:style-name="T36">// return a service</text:span><text:span text:style-name="T36"><text:line-break/></text:span><text:span text:style-name="T36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2">@Test</text:span><text:span text:style-name="T32"><text:line-break/></text:span><text:span text:style-name="T32"> <text:s text:c="3"/></text:span><text:span text:style-name="T30">void </text:span><text:span text:style-name="T34">getGreeting</text:span><text:span text:style-name="T31">() {</text:span><text:span text:style-name="T31"><text:line-break/></text:span><text:span text:style-name="T31"> <text:s text:c="7"/>System.</text:span><text:span text:style-name="T38">out</text:span><text:span text:style-name="T31">.println(</text:span><text:span text:style-name="T35">controller</text:span><text:span text:style-name="T31">.getGreeting())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2" draw:text-style-name="P83" svg:width="16.901cm" svg:height="8.797cm" svg:x="0.512cm" svg:y="0.051cm"><draw:text-box><text:p text:style-name="P82"><text:span text:style-name="T39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<text:line-break/></text:span><text:span text:style-name="T30">public class </text:span><text:span text:style-name="T31">SetterInjectedController {</text:span><text:span text:style-name="T31"><text:line-break/></text:span><text:span text:style-name="T31"><text:line-break/></text:span><text:span text:style-name="T31"> <text:s text:c="3"/></text:span><text:span text:style-name="T30">private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void </text:span><text:span text:style-name="T34">setGreetingService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<text:line-break/></text:span><text:span text:style-name="T31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7"><draw:frame text:anchor-type="paragraph" draw:z-index="7" draw:name="Shape7" draw:style-name="gr21" draw:text-style-name="P83" svg:width="15.414cm" svg:height="10.685cm" svg:x="-0.282cm" svg:y="0.353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Impl</text:span><text:span text:style-name="T30">;</text:span><text:span text:style-name="T30"><text:line-break/></text:span><text:span text:style-name="T30">import </text:span><text:span text:style-name="T31">org.junit.jupiter.api.</text:span><text:span text:style-name="T32">BeforeEach</text:span><text:span text:style-name="T30">;</text:span><text:span text:style-name="T30"><text:line-break/></text:span><text:span text:style-name="T30">import </text:span><text:span text:style-name="T31">org.junit.jupiter.api.</text:span><text:span text:style-name="T32">Test</text:span><text:span text:style-name="T30">;</text:span><text:span text:style-name="T30"><text:line-break/></text:span><text:span text:style-name="T30"><text:line-break/></text:span><text:span text:style-name="T30">import static </text:span><text:span text:style-name="T31">org.junit.jupiter.api.Assertions.*</text:span><text:span text:style-name="T30">;</text:span><text:span text:style-name="T30"><text:line-break/></text:span><text:span text:style-name="T30"><text:line-break/></text:span><text:span text:style-name="T30">class </text:span><text:span text:style-name="T31">SetterInjectedControllerTest {</text:span><text:span text:style-name="T31"><text:line-break/></text:span><text:span text:style-name="T31"> <text:s text:c="3"/>SetterInjectedController </text:span><text:span text:style-name="T35">controller</text:span><text:span text:style-name="T30">;</text:span><text:span text:style-name="T30"><text:line-break/></text:span><text:span text:style-name="T30"> <text:s text:c="3"/></text:span><text:span text:style-name="T32">@BeforeEach</text:span><text:span text:style-name="T32"><text:line-break/></text:span><text:span text:style-name="T32"> <text:s text:c="3"/></text:span><text:span text:style-name="T30">void </text:span><text:span text:style-name="T34">setUp</text:span><text:span text:style-name="T31">() {</text:span><text:span text:style-name="T31"><text:line-break/></text:span><text:span text:style-name="T31"> <text:s text:c="7"/></text:span><text:span text:style-name="T36">// Mimic what the Spring framework would do</text:span><text:span text:style-name="T36"><text:line-break/></text:span><text:span text:style-name="T36"> <text:s text:c="7"/>// using the setter to inject dependencies</text:span><text:span text:style-name="T36"><text:line-break/></text:span><text:span text:style-name="T36"> <text:s text:c="7"/></text:span><text:span text:style-name="T35">controller </text:span><text:span text:style-name="T31">= </text:span><text:span text:style-name="T30">new </text:span><text:span text:style-name="T31">SetterInjectedController()</text:span><text:span text:style-name="T30">;</text:span><text:span text:style-name="T30"><text:line-break/></text:span><text:span text:style-name="T30"> <text:s text:c="7"/></text:span><text:span text:style-name="T35">controller</text:span><text:span text:style-name="T31">.setGreetingService(</text:span><text:span text:style-name="T30">new </text:span><text:span text:style-name="T31">GreetingServiceImpl()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2">@Test</text:span><text:span text:style-name="T32"><text:line-break/></text:span><text:span text:style-name="T32"> <text:s text:c="3"/></text:span><text:span text:style-name="T30">void </text:span><text:span text:style-name="T34">getGreeting</text:span><text:span text:style-name="T31">() {</text:span><text:span text:style-name="T31"><text:line-break/></text:span><text:span text:style-name="T31"> <text:s text:c="6"/>System.</text:span><text:span text:style-name="T38">out</text:span><text:span text:style-name="T31">.println(</text:span><text:span text:style-name="T35">controller</text:span><text:span text:style-name="T31">.getGreeting()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54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0" draw:text-style-name="P84" svg:width="13.329cm" svg:height="7.4cm" svg:x="0.016cm" svg:y="0.356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<text:line-break/></text:span><text:span text:style-name="T30">public class </text:span><text:span text:style-name="T31">ConstructorInjected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4">ConstructorInjectedController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19" draw:text-style-name="P84" svg:width="16.207cm" svg:height="9.658cm" svg:x="-0.316cm" svg:y="0.471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Impl</text:span><text:span text:style-name="T30">;</text:span><text:span text:style-name="T30"><text:line-break/></text:span><text:span text:style-name="T30">import </text:span><text:span text:style-name="T31">org.junit.jupiter.api.</text:span><text:span text:style-name="T32">BeforeEach</text:span><text:span text:style-name="T30">;</text:span><text:span text:style-name="T30"><text:line-break/></text:span><text:span text:style-name="T30">import </text:span><text:span text:style-name="T31">org.junit.jupiter.api.</text:span><text:span text:style-name="T32">Test</text:span><text:span text:style-name="T30">;</text:span><text:span text:style-name="T30"><text:line-break/></text:span><text:span text:style-name="T30"><text:line-break/></text:span><text:span text:style-name="T30">import static </text:span><text:span text:style-name="T31">org.junit.jupiter.api.Assertions.*</text:span><text:span text:style-name="T30">;</text:span><text:span text:style-name="T30"><text:line-break/></text:span><text:span text:style-name="T30"><text:line-break/></text:span><text:span text:style-name="T30">class </text:span><text:span text:style-name="T31">ConstructorInjectedControllerTest {</text:span><text:span text:style-name="T31"><text:line-break/></text:span><text:span text:style-name="T31"> <text:s text:c="2"/>ConstructorInjectedController </text:span><text:span text:style-name="T35">controller</text:span><text:span text:style-name="T30">;</text:span><text:span text:style-name="T30"><text:line-break/></text:span><text:span text:style-name="T30"> <text:s text:c="3"/></text:span><text:span text:style-name="T32">@BeforeEach</text:span><text:span text:style-name="T32"><text:line-break/></text:span><text:span text:style-name="T32"> <text:s text:c="3"/></text:span><text:span text:style-name="T30">void </text:span><text:span text:style-name="T34">setUp</text:span><text:span text:style-name="T31">() {</text:span><text:span text:style-name="T31"><text:line-break/></text:span><text:span text:style-name="T31"> <text:s text:c="7"/></text:span><text:span text:style-name="T36">// Preferred method Constructor injection</text:span><text:span text:style-name="T36"><text:line-break/></text:span><text:span text:style-name="T36"> <text:s text:c="7"/></text:span><text:span text:style-name="T35">controller </text:span><text:span text:style-name="T31">= </text:span><text:span text:style-name="T30">new </text:span><text:span text:style-name="T31">ConstructorInjectedController(</text:span><text:span text:style-name="T30">new </text:span><text:span text:style-name="T31">GreetingServiceImpl())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2">@Test</text:span><text:span text:style-name="T32"><text:line-break/></text:span><text:span text:style-name="T32"> <text:s text:c="3"/></text:span><text:span text:style-name="T30">void </text:span><text:span text:style-name="T34">getGreeting</text:span><text:span text:style-name="T31">() {</text:span><text:span text:style-name="T31"><text:line-break/></text:span><text:span text:style-name="T31"> <text:s text:c="7"/>System.</text:span><text:span text:style-name="T38">out</text:span><text:span text:style-name="T31">.println(</text:span><text:span text:style-name="T35">controller</text:span><text:span text:style-name="T31">.getGreeting()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5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28">o</text:span> That is a Spring managed controller</text:p>
      <text:p text:style-name="P51">Also if its not a Constructor Injected Dependency, the @Autowire is required</text:p>
      <text:p text:style-name="P16"/>
      <text:p text:style-name="P16"><draw:frame text:anchor-type="paragraph" draw:z-index="10" draw:name="Shape10" draw:style-name="gr5" draw:text-style-name="P84" svg:width="17.744cm" svg:height="21.374cm" svg:x="-0.083cm" svg:y="1.309cm"><draw:text-box><text:p text:style-name="P82"><text:span text:style-name="T30">package </text:span><text:span text:style-name="T31">guru.springframework.sfgdi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controllers.ConstructorInjectedController</text:span><text:span text:style-name="T30">;</text:span><text:span text:style-name="T30"><text:line-break/></text:span><text:span text:style-name="T30">import </text:span><text:span text:style-name="T31">guru.springframework.sfgdi.controllers.MyController</text:span><text:span text:style-name="T30">;</text:span><text:span text:style-name="T30"><text:line-break/></text:span><text:span text:style-name="T30">import </text:span><text:span text:style-name="T31">guru.springframework.sfgdi.controllers.SetterInjectedController</text:span><text:span text:style-name="T30">;</text:span><text:span text:style-name="T30"><text:line-break/></text:span><text:span text:style-name="T30">import </text:span><text:span text:style-name="T31">guru.springframework.sfgdi.controllers.PropertyInjectionController</text:span><text:span text:style-name="T30">;</text:span><text:span text:style-name="T30"><text:line-break/></text:span><text:span text:style-name="T30">import </text:span><text:span text:style-name="T31">org.springframework.boot.SpringApplication</text:span><text:span text:style-name="T30">;</text:span><text:span text:style-name="T30"><text:line-break/></text:span><text:span text:style-name="T30">import </text:span><text:span text:style-name="T31">org.springframework.boot.autoconfigure.</text:span><text:span text:style-name="T32">SpringBootApplication</text:span><text:span text:style-name="T30">;</text:span><text:span text:style-name="T30"><text:line-break/></text:span><text:span text:style-name="T30">import </text:span><text:span text:style-name="T31">org.springframework.context.ApplicationContext</text:span><text:span text:style-name="T30">;</text:span><text:span text:style-name="T30"><text:line-break/></text:span><text:span text:style-name="T30"><text:line-break/></text:span><text:span text:style-name="T32">@SpringBootApplication</text:span><text:span text:style-name="T32"><text:line-break/></text:span><text:span text:style-name="T30">public class </text:span><text:span text:style-name="T31">SfgDiApplication {</text:span><text:span text:style-name="T31"><text:line-break/></text:span><text:span text:style-name="T31"><text:line-break/></text:span><text:span text:style-name="T31"><text:tab/></text:span><text:span text:style-name="T30">public static void </text:span><text:span text:style-name="T34">main</text:span><text:span text:style-name="T31">(String[] args) {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6">//SpringApplication.run(SfgDiApplication.class, args);</text:span><text:span text:style-name="T36"><text:line-break/></text:span><text:span text:style-name="T36"><text:tab/></text:span><text:span text:style-name="T36"><text:tab/></text:span><text:span text:style-name="T36">// return a context from the application</text:span><text:span text:style-name="T36"><text:line-break/></text:span><text:span text:style-name="T36"><text:tab/></text:span><text:span text:style-name="T36"><text:tab/></text:span><text:span text:style-name="T31">ApplicationContext ctx = SpringApplication.</text:span><text:span text:style-name="T37">run</text:span><text:span text:style-name="T31">(SfgDiApplication.</text:span><text:span text:style-name="T30">class, </text:span><text:span text:style-name="T31">args)</text:span><text:span text:style-name="T30">;</text:span><text:span text:style-name="T30"><text:line-break/></text:span><text:span text:style-name="T30"><text:tab/></text:span><text:span text:style-name="T30"> <text:s text:c="3"/></text:span><text:span text:style-name="T36">/*</text:span><text:span text:style-name="T36"><text:line-break/></text:span><text:span text:style-name="T36"><text:tab/></text:span><text:span text:style-name="T36"> <text:s text:c="6"/>return a reference to the controller from the context</text:span><text:span text:style-name="T36"><text:line-break/></text:span><text:span text:style-name="T36"><text:tab/></text:span><text:span text:style-name="T36"> <text:s text:c="6"/>by default the name is the same, bu starts with lowercase</text:span><text:span text:style-name="T36"><text:line-break/></text:span><text:span text:style-name="T36"><text:tab/></text:span><text:span text:style-name="T36"> <text:s text:c="6"/>Must cast as it's an Object type returned</text:span><text:span text:style-name="T36"><text:line-break/></text:span><text:span text:style-name="T36"><text:tab/></text:span><text:span text:style-name="T36"> <text:s text:c="4"/>*/</text:span><text:span text:style-name="T36"><text:line-break/></text:span><text:span text:style-name="T36"><text:tab/></text:span><text:span text:style-name="T36"><text:tab/></text:span><text:span text:style-name="T31">MyController myController = (MyController)ctx.getBean(</text:span><text:span text:style-name="T33">"myController"</text:span><text:span text:style-name="T31">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tring greeting = myController.sayHello(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greeting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6">/*</text:span><text:span text:style-name="T36"><text:line-break/></text:span><text:span text:style-name="T36"><text:tab/></text:span><text:span text:style-name="T36"><text:tab/></text:span><text:span text:style-name="T36"> <text:s/>example of Spring managed dependency injections</text:span><text:span text:style-name="T36"><text:line-break/></text:span><text:span text:style-name="T36"><text:tab/></text:span><text:span text:style-name="T36"><text:tab/></text:span><text:span text:style-name="T36"> <text:s/>One needs to add the tags in the Controllers and Service classes/interfaces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6"> */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1">System.</text:span><text:span text:style-name="T38">out</text:span><text:span text:style-name="T31">.println(</text:span><text:span text:style-name="T33">"------ Property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PropertyInjectionController propertyInjectionController = (PropertyInjectionController) </text:span><text:span text:style-name="T31">ctx.getBean(</text:span><text:span text:style-name="T33">"propertyInjection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propertyInjection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- Sett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etterInjectedController setterInjectedController = (SetterInjectedController) </text:span><text:span text:style-name="T31">ctx.getBean(</text:span><text:span text:style-name="T33">"sette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setterInjected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 Constructor" 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ConstructorInjectedController constructorInjectedController = </text:span><text:span text:style-name="T31">(ConstructorInjectedController) ctx.getBean(</text:span><text:span text:style-name="T33">"constructo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constructorInjectedController.getGreeting())</text:span><text:span text:style-name="T30">;</text:span><text:span text:style-name="T30"><text:line-break/></text:span><text:span text:style-name="T30"><text:tab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The @Service tells Spring that its a Spring managed Service</text:p>
      <text:list xml:id="list891652401" text:style-name="L4">
        <text:list-item>
          <text:p text:style-name="P70"><text:span text:style-name="T23">A</text:span><text:span text:style-name="T22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3811221175661" text:continue-numbering="true" text:style-name="L4">
        <text:list-item>
          <text:p text:style-name="P71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8" draw:text-style-name="P84" svg:width="14.95cm" svg:height="5.887cm" svg:x="0.314cm" svg:y="0.025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public interface </text:span><text:span text:style-name="T31">GreetingService {</text:span><text:span text:style-name="T31"><text:line-break/></text:span><text:span text:style-name="T31"><text:line-break/></text:span><text:span text:style-name="T31"> <text:s text:c="3"/>String </text:span><text:span text:style-name="T34">sayGreeting</text:span><text:span text:style-name="T31">()</text:span><text:span text:style-name="T30">;</text:span><text:span text:style-name="T30"><text:line-break/></text:span><text:span text:style-name="T31">}</text:span><text:span text:style-name="T31"><text:line-break/></text:span><text:span text:style-name="T31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8">Service</text:span><text:span text:style-name="T2">;</text:span><text:line-break/><text:line-break/><text:span text:style-name="T10">/*</text:span><text:line-break/><text:span text:style-name="T10">Spring managed service</text:span><text:line-break/><text:span text:style-name="T10">Indicates that an annotated class is a "Service",</text:span><text:line-break/><text:span text:style-name="T10">originally defined by Domain-Driven Design (Evans, 2003)</text:span><text:line-break/><text:span text:style-name="T10">as "an operation offered as an interface that stands alone</text:span><text:line-break/><text:span text:style-name="T10">in the model, with no encapsulated state."</text:span><text:line-break/><text:span text:style-name="T10"> */</text:span><text:line-break/><text:span text:style-name="T8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4249474721" text:style-name="L5">
        <text:list-item>
          <text:p text:style-name="P73"><text:span text:style-name="T23">P</text:span><text:span text:style-name="T22">roperty Injected Controller</text:span></text:p>
        </text:list-item>
      </text:list>
      <text:p text:style-name="P17"/>
      <text:p text:style-name="P17"><draw:frame text:anchor-type="paragraph" draw:z-index="12" draw:name="Shape12" draw:style-name="gr14" draw:text-style-name="P84" svg:width="15.049cm" svg:height="8.633cm" svg:x="0.379cm" svg:y="0.016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PropertyInjectionController {</text:span><text:span text:style-name="T31"><text:line-break/></text:span><text:span text:style-name="T31"> <text:s text:c="2"/></text:span><text:span text:style-name="T36">/* Marks a constructor, field, setter method, or config method as</text:span><text:span text:style-name="T36"><text:line-break/></text:span><text:span text:style-name="T36"> <text:s text:c="2"/>to be 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 <text:s text:c="3"/></text:span><text:span text:style-name="T32">@Autowired</text:span><text:span text:style-name="T32"><text:line-break/></text:span><text:span text:style-name="T32"> <text:s text:c="3"/></text:span><text:span text:style-name="T30">public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 <text:s text:c="3"/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6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63809969864789" text:continue-numbering="true" text:style-name="L5">
        <text:list-item>
          <text:p text:style-name="P72">Setter Injected Controller</text:p>
        </text:list-item>
      </text:list>
      <text:p text:style-name="P17"/>
      <text:p text:style-name="P17"><draw:frame text:anchor-type="paragraph" draw:z-index="13" draw:name="Shape13" draw:style-name="gr17" draw:text-style-name="P84" svg:width="17.546cm" svg:height="11.51cm" svg:x="0.462cm" svg:y="0.385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text:s/></text:span><text:span text:style-name="T36">// Spring managed controller</text:span><text:span text:style-name="T36"><text:line-break/></text:span><text:span text:style-name="T30">public class </text:span><text:span text:style-name="T31">SetterInjectedController {</text:span><text:span text:style-name="T31"><text:line-break/></text:span><text:span text:style-name="T31"><text:line-break/></text:span><text:span text:style-name="T31"> <text:s text:c="3"/></text:span><text:span text:style-name="T30">private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*</text:span><text:span text:style-name="T36"><text:line-break/></text:span><text:span text:style-name="T36"> <text:s text:c="3"/>Marks a constructor, field, setter method, or config method as to be</text:span><text:span text:style-name="T36"><text:line-break/></text:span><text:span text:style-name="T36"> <text:s text:c="3"/>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<text:line-break/></text:span><text:span text:style-name="T36"> <text:s text:c="2"/></text:span><text:span text:style-name="T32">@Autowired</text:span><text:span text:style-name="T32"><text:line-break/></text:span><text:span text:style-name="T32"> <text:s text:c="3"/></text:span><text:span text:style-name="T30">public void </text:span><text:span text:style-name="T34">setGreetingService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3810171392831" text:continue-numbering="true" text:style-name="L5">
        <text:list-item>
          <text:p text:style-name="P80">Contructor Injected Controller</text:p>
        </text:list-item>
      </text:list>
      <text:p text:style-name="P17"/>
      <text:p text:style-name="P17"><draw:frame text:anchor-type="paragraph" draw:z-index="14" draw:name="Shape14" draw:style-name="gr16" draw:text-style-name="P84" svg:width="16.387cm" svg:height="11.113cm" svg:x="0.711cm" svg:y="0.459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ConstructorInjected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/@Autowired // this is optional using constructor injected dependency</text:span><text:span text:style-name="T36"><text:line-break/></text:span><text:span text:style-name="T36"><text:line-break/></text:span><text:span text:style-name="T36"> <text:s text:c="3"/></text:span><text:span text:style-name="T30">public </text:span><text:span text:style-name="T34">ConstructorInjectedController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7"/>
      <text:list xml:id="list63809543656214" text:continue-numbering="true" text:style-name="L5">
        <text:list-header>
          <text:p text:style-name="P72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6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19">In the Controllers we add the qualitiers </text:span><text:span text:style-name="T24">@Qualifier</text:span><text:span text:style-name="T25">(</text:span><text:span text:style-name="T24">"constructorGreetingService"</text:span><text:span text:style-name="T25">)</text:span></text:p>
      <text:p text:style-name="P29"/>
      <text:list xml:id="list3806248774" text:style-name="L6">
        <text:list-header>
          <text:p text:style-name="P74"/>
        </text:list-header>
        <text:list-item>
          <text:p text:style-name="P75">The Services</text:p>
          <text:p text:style-name="P75"/>
        </text:list-item>
      </text:list>
      <text:p text:style-name="P30"><draw:frame text:anchor-type="paragraph" draw:z-index="15" draw:name="Shape15" draw:style-name="gr15" draw:text-style-name="P84" svg:width="15.578cm" svg:height="6.185cm" svg:x="0.28cm" svg:y="0.362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public interface </text:span><text:span text:style-name="T31">GreetingService {</text:span><text:span text:style-name="T31"><text:line-break/></text:span><text:span text:style-name="T31"><text:line-break/></text:span><text:span text:style-name="T31"> <text:s text:c="3"/>String </text:span><text:span text:style-name="T34">sayGreeting</text:span><text:span text:style-name="T31">()</text:span><text:span text:style-name="T30">;</text:span><text:span text:style-name="T30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4" draw:text-style-name="P84" svg:width="17.811cm" svg:height="8.633cm" svg:x="-0.116cm" svg:y="0.187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6">/*</text:span><text:span text:style-name="T36"><text:line-break/></text:span><text:span text:style-name="T36">Spring managed service</text:span><text:span text:style-name="T36"><text:line-break/></text:span><text:span text:style-name="T36">Indicates that an annotated class is a "Service",</text:span><text:span text:style-name="T36"><text:line-break/></text:span><text:span text:style-name="T36">originally defined by Domain-Driven Design (Evans, 2003)</text:span><text:span text:style-name="T36"><text:line-break/></text:span><text:span text:style-name="T36">as "an operation offered as an interface that stands alone</text:span><text:span text:style-name="T36"><text:line-break/></text:span><text:span text:style-name="T36">in the model, with no encapsulated state."</text:span><text:span text:style-name="T36"><text:line-break/></text:span><text:span text:style-name="T36"> */</text:span><text:span text:style-name="T36"><text:line-break/></text:span><text:span text:style-name="T32">@Service</text:span><text:span text:style-name="T32"><text:line-break/></text:span><text:span text:style-name="T30">public class </text:span><text:span text:style-name="T31">Constructor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- constructor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3" draw:text-style-name="P83" svg:width="16.405cm" svg:height="5.109cm" svg:x="-0.448cm" svg:y="1.182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Service</text:span><text:span text:style-name="T32"><text:line-break/></text:span><text:span text:style-name="T30">public class </text:span><text:span text:style-name="T31">PropertyInjectedGreetingService </text:span><text:span text:style-name="T30">implements </text:span><text:span text:style-name="T31">GreetingService 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- property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63810253307267" text:continue-numbering="true" text:style-name="L6">
        <text:list-item>
          <text:p text:style-name="P75">The Controllers</text:p>
        </text:list-item>
      </text:list>
      <text:p text:style-name="P30"/>
      <text:p text:style-name="P30"><draw:frame text:anchor-type="paragraph" draw:z-index="19" draw:name="Shape19" draw:style-name="gr11" draw:text-style-name="P84" svg:width="16.987cm" svg:height="10.277cm" svg:x="-0.019cm" svg:y="0.081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ConstructorInjected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/@Autowired // this is optional using constructor injected dependency</text:span><text:span text:style-name="T36"><text:line-break/></text:span><text:span text:style-name="T36"><text:line-break/></text:span><text:span text:style-name="T36"> <text:s text:c="3"/></text:span><text:span text:style-name="T30">public </text:span><text:span text:style-name="T34">ConstructorInjectedController</text:span><text:span text:style-name="T31">(</text:span><text:span text:style-name="T32">@Qualifier</text:span><text:span text:style-name="T31">(</text:span><text:span text:style-name="T33">"constructorGreetingService"</text:span><text:span text:style-name="T31">) GreetingService </text:span><text:span text:style-name="T31">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0" draw:text-style-name="P84" svg:width="18.31cm" svg:height="9.455cm" svg:x="-0.416cm" svg:y="0.032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PropertyInjectionController {</text:span><text:span text:style-name="T31"><text:line-break/></text:span><text:span text:style-name="T31"> <text:s text:c="2"/></text:span><text:span text:style-name="T36">/* Marks a constructor, field, setter method, or config method as</text:span><text:span text:style-name="T36"><text:line-break/></text:span><text:span text:style-name="T36"> <text:s text:c="2"/>to be 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 <text:s text:c="3"/></text:span><text:span text:style-name="T32">@Qualifier</text:span><text:span text:style-name="T31">(</text:span><text:span text:style-name="T33">"propertyInjectedGreetingService"</text:span><text:span text:style-name="T31">)</text:span><text:span text:style-name="T31"><text:line-break/></text:span><text:span text:style-name="T31"> <text:s text:c="3"/></text:span><text:span text:style-name="T32">@Autowired</text:span><text:span text:style-name="T32"><text:line-break/></text:span><text:span text:style-name="T32"> <text:s text:c="3"/></text:span><text:span text:style-name="T30">public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 <text:s text:c="3"/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6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9" draw:text-style-name="P84" svg:width="18.68cm" svg:height="11.921cm" svg:x="-0.549cm" svg:y="0.005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text:s/></text:span><text:span text:style-name="T36">// Spring managed controller</text:span><text:span text:style-name="T36"><text:line-break/></text:span><text:span text:style-name="T30">public class </text:span><text:span text:style-name="T31">SetterInjectedController {</text:span><text:span text:style-name="T31"><text:line-break/></text:span><text:span text:style-name="T31"><text:line-break/></text:span><text:span text:style-name="T31"> <text:s text:c="3"/></text:span><text:span text:style-name="T30">private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*</text:span><text:span text:style-name="T36"><text:line-break/></text:span><text:span text:style-name="T36"> <text:s text:c="3"/>Marks a constructor, field, setter method, or config method as to be</text:span><text:span text:style-name="T36"><text:line-break/></text:span><text:span text:style-name="T36"> <text:s text:c="3"/>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 <text:s/></text:span><text:span text:style-name="T32">@Qualifier</text:span><text:span text:style-name="T31">(</text:span><text:span text:style-name="T33">"setterInjectedGreetingService"</text:span><text:span text:style-name="T31">)</text:span><text:span text:style-name="T31"><text:line-break/></text:span><text:span text:style-name="T31"> <text:s text:c="2"/></text:span><text:span text:style-name="T32">@Autowired</text:span><text:span text:style-name="T32"><text:line-break/></text:span><text:span text:style-name="T32"> <text:s text:c="3"/></text:span><text:span text:style-name="T30">public void </text:span><text:span text:style-name="T34">setGreetingService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2" draw:text-style-name="P83" svg:width="17.017cm" svg:height="4.945cm" svg:x="-0.448cm" svg:y="0.058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Service</text:span><text:span text:style-name="T32"><text:line-break/></text:span><text:span text:style-name="T30">public class </text:span><text:span text:style-name="T31">SetterInjected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- Setter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47">If you ommit the @Qualifier tag and use the @Primary tag, it will tell</text:p>
      <text:p text:style-name="P47">the Framework to usew this Service as a Primary bean when it </text:p>
      <text:p text:style-name="P47">needs to call one among many.</text:p>
      <text:p text:style-name="P33"/>
      <text:p text:style-name="P33"/>
      <text:p text:style-name="P33"><draw:frame text:anchor-type="paragraph" draw:z-index="22" draw:name="Shape22" draw:style-name="gr8" draw:text-style-name="P84" svg:width="16.207cm" svg:height="2.73cm" svg:x="-0.067cm" svg:y="0.086cm"><draw:text-box><text:p text:style-name="P82"><text:span text:style-name="T32">@Primary</text:span><text:span text:style-name="T32"><text:line-break/></text:span><text:span text:style-name="T32">@Service</text:span><text:span text:style-name="T32"><text:line-break/></text:span><text:span text:style-name="T30">public class </text:span><text:span text:style-name="T31">PrimaryGreetingService </text:span><text:span text:style-name="T30">implements </text:span><text:span text:style-name="T31">GreetingService{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Code below of example</text:p>
      <text:p text:style-name="P33"/>
      <text:p text:style-name="P33"><draw:frame text:anchor-type="paragraph" draw:z-index="23" draw:name="Shape23" draw:style-name="gr7" draw:text-style-name="P83" svg:width="12.9cm" svg:height="4.112cm" svg:x="0.065cm" svg:y="0.321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public interface </text:span><text:span text:style-name="T31">GreetingService {</text:span><text:span text:style-name="T31"><text:line-break/></text:span><text:span text:style-name="T31"><text:line-break/></text:span><text:span text:style-name="T31"> <text:s text:c="3"/>String </text:span><text:span text:style-name="T34">sayGreeting</text:span><text:span text:style-name="T31">()</text:span><text:span text:style-name="T30">;</text:span><text:span text:style-name="T30"><text:line-break/></text:span><text:span text:style-name="T31">}</text:span><text:span text:style-name="T31"><text:line-break/></text:span><text:span text:style-name="T31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4" draw:name="Shape24" draw:style-name="gr6" draw:text-style-name="P84" svg:width="17.084cm" svg:height="8.222cm" svg:x="-0.15cm" svg:y="0.347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imary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6">/*</text:span><text:span text:style-name="T36"><text:line-break/></text:span><text:span text:style-name="T36">Indicates that a bean should be given preference when multiple candidates</text:span><text:span text:style-name="T36"><text:line-break/></text:span><text:span text:style-name="T36">are qualified to autowire a single-valued dependency.</text:span><text:span text:style-name="T36"><text:line-break/></text:span><text:span text:style-name="T36">If exactly one 'primary' bean exists among the candidates,</text:span><text:span text:style-name="T36"><text:line-break/></text:span><text:span text:style-name="T36">it will be the autowired value.</text:span><text:span text:style-name="T36"><text:line-break/></text:span><text:span text:style-name="T36"> */</text:span><text:span text:style-name="T36"><text:line-break/></text:span><text:span text:style-name="T32">@Primary</text:span><text:span text:style-name="T32"><text:line-break/></text:span><text:span text:style-name="T32">@Service</text:span><text:span text:style-name="T32"><text:line-break/></text:span><text:span text:style-name="T30">public class </text:span><text:span text:style-name="T31">Primary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from Primary Bean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>*Note below Controller has no @Qualifier só it will use the Primary bean service</text:p>
      <text:p text:style-name="P34"/>
      <text:p text:style-name="P34"><draw:frame text:anchor-type="paragraph" draw:z-index="25" draw:name="Shape25" draw:style-name="gr6" draw:text-style-name="P84" svg:width="17.347cm" svg:height="8.222cm" svg:x="0.231cm" svg:y="0.132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6">// add as Spring managed controller</text:span><text:span text:style-name="T36"><text:line-break/></text:span><text:span text:style-name="T32">@Controller</text:span><text:span text:style-name="T32"><text:line-break/></text:span><text:span text:style-name="T30">public class </text:span><text:span text:style-name="T31">MyController {</text:span><text:span text:style-name="T31"><text:line-break/></text:span><text:span text:style-name="T31"> <text:s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4">MyController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sayHello</text:span><text:span text:style-name="T31">(){</text:span><text:span text:style-name="T31"><text:line-break/>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8"/>
      <text:p text:style-name="P34"/>
      <text:p text:style-name="P34"><draw:frame text:anchor-type="paragraph" draw:z-index="26" draw:name="Shape26" draw:style-name="gr5" draw:text-style-name="P84" svg:width="18.474cm" svg:height="21.374cm" svg:x="0.153cm" svg:y="0.302cm"><draw:text-box><text:p text:style-name="P82"><text:span text:style-name="T30">package </text:span><text:span text:style-name="T31">guru.springframework.sfgdi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controllers.ConstructorInjectedController</text:span><text:span text:style-name="T30">;</text:span><text:span text:style-name="T30"><text:line-break/></text:span><text:span text:style-name="T30">import </text:span><text:span text:style-name="T31">guru.springframework.sfgdi.controllers.MyController</text:span><text:span text:style-name="T30">;</text:span><text:span text:style-name="T30"><text:line-break/></text:span><text:span text:style-name="T30">import </text:span><text:span text:style-name="T31">guru.springframework.sfgdi.controllers.SetterInjectedController</text:span><text:span text:style-name="T30">;</text:span><text:span text:style-name="T30"><text:line-break/></text:span><text:span text:style-name="T30">import </text:span><text:span text:style-name="T31">guru.springframework.sfgdi.controllers.PropertyInjectionController</text:span><text:span text:style-name="T30">;</text:span><text:span text:style-name="T30"><text:line-break/></text:span><text:span text:style-name="T30">import </text:span><text:span text:style-name="T31">org.springframework.boot.SpringApplication</text:span><text:span text:style-name="T30">;</text:span><text:span text:style-name="T30"><text:line-break/></text:span><text:span text:style-name="T30">import </text:span><text:span text:style-name="T31">org.springframework.boot.autoconfigure.</text:span><text:span text:style-name="T32">SpringBootApplication</text:span><text:span text:style-name="T30">;</text:span><text:span text:style-name="T30"><text:line-break/></text:span><text:span text:style-name="T30">import </text:span><text:span text:style-name="T31">org.springframework.context.ApplicationContext</text:span><text:span text:style-name="T30">;</text:span><text:span text:style-name="T30"><text:line-break/></text:span><text:span text:style-name="T30"><text:line-break/></text:span><text:span text:style-name="T32">@SpringBootApplication</text:span><text:span text:style-name="T32"><text:line-break/></text:span><text:span text:style-name="T30">public class </text:span><text:span text:style-name="T31">SfgDiApplication {</text:span><text:span text:style-name="T31"><text:line-break/></text:span><text:span text:style-name="T31"><text:line-break/></text:span><text:span text:style-name="T31"><text:tab/></text:span><text:span text:style-name="T30">public static void </text:span><text:span text:style-name="T34">main</text:span><text:span text:style-name="T31">(String[] args) {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6">//SpringApplication.run(SfgDiApplication.class, args);</text:span><text:span text:style-name="T36"><text:line-break/></text:span><text:span text:style-name="T36"><text:tab/></text:span><text:span text:style-name="T36"><text:tab/></text:span><text:span text:style-name="T36">// return a context from the application</text:span><text:span text:style-name="T36"><text:line-break/></text:span><text:span text:style-name="T36"><text:tab/></text:span><text:span text:style-name="T36"><text:tab/></text:span><text:span text:style-name="T31">ApplicationContext ctx = SpringApplication.</text:span><text:span text:style-name="T37">run</text:span><text:span text:style-name="T31">(SfgDiApplication.</text:span><text:span text:style-name="T30">class, </text:span><text:span text:style-name="T31">args)</text:span><text:span text:style-name="T30">;</text:span><text:span text:style-name="T30"><text:line-break/></text:span><text:span text:style-name="T30"><text:tab/></text:span><text:span text:style-name="T30"> <text:s text:c="3"/></text:span><text:span text:style-name="T36">/*</text:span><text:span text:style-name="T36"><text:line-break/></text:span><text:span text:style-name="T36"><text:tab/></text:span><text:span text:style-name="T36"> <text:s text:c="6"/>return a reference to the controller from the context</text:span><text:span text:style-name="T36"><text:line-break/></text:span><text:span text:style-name="T36"><text:tab/></text:span><text:span text:style-name="T36"> <text:s text:c="6"/>by default the name is the same, bu starts with lowercase</text:span><text:span text:style-name="T36"><text:line-break/></text:span><text:span text:style-name="T36"><text:tab/></text:span><text:span text:style-name="T36"> <text:s text:c="6"/>Must cast as it's an Object type returned</text:span><text:span text:style-name="T36"><text:line-break/></text:span><text:span text:style-name="T36"><text:tab/></text:span><text:span text:style-name="T36"> <text:s text:c="4"/>*/</text:span><text:span text:style-name="T36"><text:line-break/></text:span><text:span text:style-name="T36"><text:tab/></text:span><text:span text:style-name="T36"><text:tab/></text:span><text:span text:style-name="T31">MyController myController = (MyController)ctx.getBean(</text:span><text:span text:style-name="T33">"myController"</text:span><text:span text:style-name="T31">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 Primary Bean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myController.sayHello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6">/*</text:span><text:span text:style-name="T36"><text:line-break/></text:span><text:span text:style-name="T36"><text:tab/></text:span><text:span text:style-name="T36"><text:tab/></text:span><text:span text:style-name="T36"> <text:s/>example of Spring managed dependency injections</text:span><text:span text:style-name="T36"><text:line-break/></text:span><text:span text:style-name="T36"><text:tab/></text:span><text:span text:style-name="T36"><text:tab/></text:span><text:span text:style-name="T36"> <text:s/>One needs to add the tags in the Controllers and Service classes/interfaces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6"> */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1">System.</text:span><text:span text:style-name="T38">out</text:span><text:span text:style-name="T31">.println(</text:span><text:span text:style-name="T33">"------ Property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PropertyInjectionController propertyInjectionController = (PropertyInjectionController) </text:span><text:span text:style-name="T31">ctx.getBean(</text:span><text:span text:style-name="T33">"propertyInjection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propertyInjection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- Sett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etterInjectedController setterInjectedController = (SetterInjectedController) </text:span><text:span text:style-name="T31">ctx.getBean(</text:span><text:span text:style-name="T33">"sette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setterInjected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 Constructor" 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ConstructorInjectedController constructorInjectedController = </text:span><text:span text:style-name="T31">(ConstructorInjectedController) ctx.getBean(</text:span><text:span text:style-name="T33">"constructo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constructorInjectedController.getGreeting())</text:span><text:span text:style-name="T30">;</text:span><text:span text:style-name="T30"><text:line-break/></text:span><text:span text:style-name="T30"><text:tab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9">Spring Profiles- Lesson 38</text:p>
      <text:p text:style-name="P32"/>
      <text:p text:style-name="P37">It allows one to have beans in your configu<text:span text:style-name="T29">ra</text:span>tion that will take on different characteristics.</text:p>
      <text:p text:style-name="P37"/>
      <text:p text:style-name="P37">Example.</text:p>
      <text:p text:style-name="P37">You could be running H2 database in your development environment</text:p>
      <text:p text:style-name="P37">and MySQL in your production environment.</text:p>
      <text:p text:style-name="P37"/>
      <text:p text:style-name="P37">You are controlling the SQL beans with a specific profile.</text:p>
      <text:p text:style-name="P37">It’s one of the most commonly used features of dependency injection in the Spring Framework.</text:p>
      <text:p text:style-name="P48">Profiles allow you to control your Spring application in different runtime environments.</text:p>
      <text:p text:style-name="P48">It allows your Spring application to behave differently by using Inversion of Control.</text:p>
      <text:p text:style-name="P37"/>
      <text:p text:style-name="P37">Inversion of Control</text:p>
      <text:p text:style-name="P37">• Inversion of Control - aka IoC</text:p>
      <text:p text:style-name="P37">• Is a technique to allow dependencies to be injected at runtime</text:p>
      <text:p text:style-name="P37">• Dependencies are not predetermined</text:p>
      <text:p text:style-name="P37">• Allows the framework to compose the application by controlling which implementation is</text:p>
      <text:p text:style-name="P37">injected</text:p>
      <text:p text:style-name="P37">• Example - H2 in memory data source or MySQL data source</text:p>
      <text:p text:style-name="P37"/>
      <text:p text:style-name="P48"/>
      <text:p text:style-name="P49">Your Spring Application will act acording to the active Profile. (Set in Applications properties File)</text:p>
      <text:p text:style-name="P38"/>
      <text:p text:style-name="P38"/>
      <text:p text:style-name="P39">Application.properties</text:p>
      <text:p text:style-name="P39"/>
      <text:p text:style-name="P39"><text:span text:style-name="T4">spring.profiles.active</text:span><text:span text:style-name="T11">=</text:span><text:span text:style-name="T15">PT</text:span></text:p>
      <text:p text:style-name="P43"/>
      <text:p text:style-name="P43">in the Service classes</text:p>
      <text:p text:style-name="P43"/>
      <text:p text:style-name="P39"><text:span text:style-name="T9">@Profile</text:span><text:span text:style-name="T6">(</text:span><text:span text:style-name="T15">"ES"</text:span><text:span text:style-name="T6">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43"/>
      <text:p text:style-name="P43"/>
      <text:p text:style-name="P43">in the Controller</text:p>
      <text:p text:style-name="P43"/>
      <text:p text:style-name="P39"><text:span text:style-name="T9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6">greetingService</text:span><text:span text:style-name="T4">;</text:span><text:line-break/><text:line-break/><text:span text:style-name="T4"> <text:s text:c="3"/>public </text:span><text:span text:style-name="T13">I18nController</text:span><text:span text:style-name="T6">(</text:span><text:span text:style-name="T9">@Qualifier</text:span><text:span text:style-name="T6">(</text:span><text:span text:style-name="T15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6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44"/>
      <text:p text:style-name="P45">In the Main method</text:p>
      <text:p text:style-name="P45"/>
      <text:p text:style-name="P40"><text:span text:style-name="T4">public static void </text:span><text:span text:style-name="T13">main</text:span><text:span text:style-name="T6">(String[] args) {</text:span><text:line-break/><text:line-break/><text:span text:style-name="T6"><text:tab/></text:span><text:span text:style-name="T11">//SpringApplication.run(SfgDiApplication.class, args);</text:span><text:line-break/><text:span text:style-name="T11"><text:tab/>// return a context from the application</text:span><text:line-break/><text:span text:style-name="T11"><text:tab/></text:span><text:span text:style-name="T6">ApplicationContext ctx = SpringApplication.</text:span><text:span text:style-name="T7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5">"i18nController"</text:span><text:span text:style-name="T6">)</text:span><text:span text:style-name="T4">;</text:span><text:line-break/><text:span text:style-name="T4"><text:tab/></text:span><text:span text:style-name="T6">System.</text:span><text:span text:style-name="T27">out</text:span><text:span text:style-name="T6">.println(i18nController.sayHello())</text:span><text:span text:style-name="T4">;</text:span></text:p>
      <text:p text:style-name="P45"/>
      <text:p text:style-name="P61"/>
      <text:p text:style-name="P40"/>
      <text:p text:style-name="P40"/>
      <text:p text:style-name="P40"/>
      <text:p text:style-name="P45"/>
      <text:p text:style-name="P43"/>
      <text:p text:style-name="P43"/>
      <text:p text:style-name="P39"/>
      <text:p text:style-name="P39"/>
      <text:p text:style-name="P39"/>
      <text:p text:style-name="P39"><draw:frame text:anchor-type="paragraph" draw:z-index="27" draw:name="Shape27" draw:style-name="gr4" draw:text-style-name="P83" svg:width="16.382cm" svg:height="8.395cm" svg:x="-0.183cm" svg:y="0.085cm"><draw:text-box><text:p text:style-name="P82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</text:span><text:span text:style-name="T32"><text:line-break/></text:span><text:span text:style-name="T30">public class </text:span><text:span text:style-name="T31">I18n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4">I18nController</text:span><text:span text:style-name="T31">(</text:span><text:span text:style-name="T32">@Qualifier</text:span><text:span text:style-name="T31">(</text:span><text:span text:style-name="T33">"I18nService"</text:span><text:span text:style-name="T31">) 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sayHello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8" draw:name="Shape28" draw:style-name="gr3" draw:text-style-name="P83" svg:width="18.978cm" svg:height="6.167cm" svg:x="-1.314cm" svg:y="0.305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ofil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Profile</text:span><text:span text:style-name="T31">(</text:span><text:span text:style-name="T33">"EN"</text:span><text:span text:style-name="T31">)</text:span><text:span text:style-name="T31"><text:line-break/></text:span><text:span text:style-name="T32">@Service</text:span><text:span text:style-name="T31">(</text:span><text:span text:style-name="T33">"I18nService"</text:span><text:span text:style-name="T31">)</text:span><text:span text:style-name="T31"><text:line-break/></text:span><text:span text:style-name="T30">public class </text:span><text:span text:style-name="T31">I18NEnglish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text:p text:style-name="P82"><text:span text:style-name="T31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9" draw:name="Shape29" draw:style-name="gr2" draw:text-style-name="P83" svg:width="16.982cm" svg:height="6.014cm" svg:x="-0.808cm" svg:y="2.909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ofil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Profile</text:span><text:span text:style-name="T31">(</text:span><text:span text:style-name="T33">"PT"</text:span><text:span text:style-name="T31">)</text:span><text:span text:style-name="T31"><text:line-break/></text:span><text:span text:style-name="T32">@Service</text:span><text:span text:style-name="T31">(</text:span><text:span text:style-name="T33">"I18nService"</text:span><text:span text:style-name="T31">)</text:span><text:span text:style-name="T31"><text:line-break/></text:span><text:span text:style-name="T30">public class </text:span><text:span text:style-name="T31">I18nPortuguese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Olá Mundo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30" draw:name="Shape30" draw:style-name="gr1" draw:text-style-name="P83" svg:width="17.439cm" svg:height="5.756cm" svg:x="-1.362cm" svg:y="0.016cm"><draw:text-box><text:p text:style-name="P82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ofil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Profile</text:span><text:span text:style-name="T31">(</text:span><text:span text:style-name="T33">"ES"</text:span><text:span text:style-name="T31">)</text:span><text:span text:style-name="T31"><text:line-break/></text:span><text:span text:style-name="T32">@Service</text:span><text:span text:style-name="T31">(</text:span><text:span text:style-name="T33">"I18nService"</text:span><text:span text:style-name="T31">)</text:span><text:span text:style-name="T31"><text:line-break/></text:span><text:span text:style-name="T30">public class </text:span><text:span text:style-name="T31">I18nSpanish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ola Mundo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You can set a default Profile, só that if its not specified</text:p>
      <text:p text:style-name="P35">in the applications property , then that one will be used</text:p>
      <text:p text:style-name="P35"/>
      <text:p text:style-name="P35"/>
      <text:p text:style-name="P41">below I set the Portuguese Service class as default</text:p>
      <text:p text:style-name="P41"/>
      <text:p text:style-name="P41"><text:span text:style-name="T9">@Profile</text:span><text:span text:style-name="T6">({</text:span><text:span text:style-name="T15">"PT"</text:span><text:span text:style-name="T4">,</text:span><text:span text:style-name="T15">"default"</text:span><text:span text:style-name="T6">}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1"/>
      <text:p text:style-name="P41"/>
      <text:p text:style-name="P42">And I commement out the properties entry</text:p>
      <text:p text:style-name="P42"/>
      <text:p text:style-name="P46">#spring.profiles.active=EN</text:p>
      <text:p text:style-name="P42"/>
      <text:p text:style-name="P42"/>
      <text:p text:style-name="P42">outpts</text:p>
      <text:p text:style-name="P42"/>
      <text:p text:style-name="P42">Olá Mundo</text:p>
      <text:p text:style-name="P42">------ Primary Bean</text:p>
      <text:p text:style-name="P42">Hello world from Primary Bean</text:p>
      <text:p text:style-name="P42">…</text:p>
      <text:p text:style-name="P42"/>
      <text:p text:style-name="P42"/>
      <text:p text:style-name="P81">Assignment 4 -Dependency injection</text:p>
      <text:p text:style-name="P77"/>
      <text:p text:style-name="P77">I made a mess of the working directory by pulling in the assignment instead of fetching and checking out.</text:p>
      <text:p text:style-name="P77"/>
      <text:p text:style-name="P77">So I re-did it by </text:p>
      <text:p text:style-name="P77"/>
      <text:p text:style-name="P77">Resetting to prev ious commit</text:p>
      <text:p text:style-name="P77">deleteing the branch</text:p>
      <text:p text:style-name="P77">and now using the fect command instead</text:p>
      <text:p text:style-name="P77"/>
      <text:p text:style-name="P77">&gt; git log –oneline</text:p>
      <text:p text:style-name="P77">&gt;git reset --hard d43e825 → to my previous work</text:p>
      <text:p text:style-name="P77">&gt;git switch default-profile → moved to previous branch and checked that all worked</text:p>
      <text:p text:style-name="P77">&gt; git branch -d di-assignment → deleted the assignment branch</text:p>
      <text:p text:style-name="P77"/>
      <text:p text:style-name="P78">Now I started over</text:p>
      <text:p text:style-name="P78">===============</text:p>
      <text:p text:style-name="P78"/>
      <text:p text:style-name="P78"/>
      <text:p text:style-name="P79">&gt;git chechout upstream/di.assignment</text:p>
      <text:p text:style-name="P79"/>
      <text:p text:style-name="P79">*****</text:p>
      <text:p text:style-name="P79">You are in 'detached HEAD' state. You can look around, make experimental</text:p>
      <text:p text:style-name="P79">changes and commit them, and you can discard any commits you make in this</text:p>
      <text:p text:style-name="P79">state without impacting any branches by switching back to a branch.</text:p>
      <text:p text:style-name="P79"/>
      <text:p text:style-name="P79">If you want to create a new branch to retain commits you create, you may</text:p>
      <text:p text:style-name="P79">do so (now or later) by using -c with the switch command. Example:</text:p>
      <text:p text:style-name="P79"/>
      <text:p text:style-name="P79"><text:s text:c="2"/>git switch -c &lt;new-branch-name&gt;</text:p>
      <text:p text:style-name="P79"/>
      <text:p text:style-name="P79">Or undo this operation with:</text:p>
      <text:p text:style-name="P79"/>
      <text:p text:style-name="P79"><text:s text:c="2"/>git switch -</text:p>
      <text:p text:style-name="P79"/>
      <text:p text:style-name="P78">****</text:p>
      <text:p text:style-name="P78"/>
      <text:p text:style-name="P79">Fix project create new local branch and add and commit and push branch to my repro</text:p>
      <text:p text:style-name="P79"/>
      <text:p text:style-name="P79"/>
      <text:p text:style-name="P79"/>
      <text:p text:style-name="P79"/>
      <text:p text:style-name="P78"/>
      <text:p text:style-name="P77"/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3T06:37:54.205773259</dc:date>
    <meta:editing-duration>PT2H35M54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20" meta:paragraph-count="143" meta:word-count="1119" meta:character-count="7715" meta:non-whitespace-character-count="6586"/>
  </office:meta>
</office:document-meta>
</file>